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cc731" officeooo:paragraph-rsid="000cc731" style:font-weight-asian="bold" style:font-weight-complex="bold"/>
    </style:style>
    <style:style style:name="P3" style:family="paragraph" style:parent-style-name="Standard">
      <style:text-properties fo:font-weight="bold" officeooo:rsid="00128452" officeooo:paragraph-rsid="00128452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normal" fo:font-weight="bold" officeooo:rsid="0009c110" officeooo:paragraph-rsid="0009c11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0f871c" officeooo:paragraph-rsid="000f871c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26468" officeooo:paragraph-rsid="00126468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officeooo:rsid="0009c110" officeooo:paragraph-rsid="0009c11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729fcf"/>
    </style:style>
    <style:style style:name="P10" style:family="paragraph" style:parent-style-name="Standard">
      <style:text-properties fo:color="#729fcf" fo:font-style="italic" fo:font-weight="bold" officeooo:rsid="000cc731" officeooo:paragraph-rsid="000cc731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729fcf"/>
    </style:style>
    <style:style style:name="P12" style:family="paragraph" style:parent-style-name="Standard">
      <style:text-properties officeooo:paragraph-rsid="0009c110"/>
    </style:style>
    <style:style style:name="P13" style:family="paragraph" style:parent-style-name="Standard">
      <style:text-properties officeooo:rsid="00128452" officeooo:paragraph-rsid="00128452"/>
    </style:style>
    <style:style style:name="P14" style:family="paragraph" style:parent-style-name="Standard">
      <style:text-properties officeooo:paragraph-rsid="0009c1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c731"/>
    </style:style>
    <style:style style:name="T3" style:family="text">
      <style:text-properties fo:color="#729fcf"/>
    </style:style>
    <style:style style:name="T4" style:family="text">
      <style:text-properties fo:font-style="normal" fo:font-weight="normal" officeooo:rsid="0009c11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f871c" style:font-style-asian="normal" style:font-weight-asian="normal" style:font-style-complex="normal" style:font-weight-complex="normal"/>
    </style:style>
    <style:style style:name="T6" style:family="text">
      <style:text-properties officeooo:rsid="000f87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NSTALLATION</text:p>
      <text:p text:style-name="P1"/>
      <text:p text:style-name="Standard"><text:span text:style-name="T1">For Olympe</text:span> ----&gt; https://developer.parrot.com/docs/olympe/installation.html</text:p>
      <text:p text:style-name="Standard"/>
      <text:p text:style-name="Standard"><text:span text:style-name="T1">For Sphinx </text:span>------&gt; https://developer.parrot.com/docs/sphinx/installation.html BUT use a virtual <text:s/>environment before installing</text:p>
      <text:p text:style-name="Standard">You can choose which unreal engine package you import (empty, forest, test,etc..)</text:p>
      <text:p text:style-name="Standard"/>
      <text:p text:style-name="Standard"/>
      <text:p text:style-name="P2">AT LAUNCH</text:p>
      <text:p text:style-name="P2"/>
      <text:p text:style-name="P1">To la<text:span text:style-name="T2">u</text:span>nch it:</text:p>
      <text:p text:style-name="Standard"/>
      <text:p text:style-name="Standard"><text:tab/><text:tab/><text:tab/>sudo systemctl start firmwared.service</text:p>
      <text:p text:style-name="Standard"/>
      <text:p text:style-name="Standard">sphinx "/opt/parrot-sphinx/usr/share/sphinx/drones/anafi_ai.drone"::firmware="ftp://airsdk_external:T3YZZqpj95x9@ftp2.parrot.biz/versions/anafi2/pc/%23latest/images/anafi2-pc.ext2.zip" </text:p>
      <text:p text:style-name="Standard"/>
      <text:p text:style-name="P10"/>
      <text:p text:style-name="P1">In a second terminal:</text:p>
      <text:p text:style-name="Standard"/>
      <text:p text:style-name="P10">This step is optional and seems to be needed only for the less-powerful GPU</text:p>
      <text:p text:style-name="Standard"><text:tab/><text:tab/><text:tab/><text:span text:style-name="T3">sudo su</text:span></text:p>
      <text:p text:style-name="P9"/>
      <text:p text:style-name="P11"><text:tab/><text:tab/><text:tab/>echo "5000" &gt; /sys/class/drm/card0/engine/rcs0/preempt_timeout_ms</text:p>
      <text:p text:style-name="P9"/>
      <text:p text:style-name="P11"><text:tab/><text:tab/><text:tab/>exit</text:p>
      <text:p text:style-name="Standard"/>
      <text:p text:style-name="P1">Then</text:p>
      <text:p text:style-name="Standard"/>
      <text:p text:style-name="Standard"><text:tab/><text:tab/><text:tab/>parrot-ue4-empty</text:p>
      <text:p text:style-name="Standard"/>
      <text:p text:style-name="P4">Or any unreal engine package</text:p>
      <text:p text:style-name="P4"/>
      <text:p text:style-name="P4"/>
      <text:p text:style-name="P5">Don’t forget to set up the shell environment <text:span text:style-name="T2">before running any nodes</text:span>:</text:p>
      <text:p text:style-name="P8"><text:tab/><text:tab/><text:tab/>source ~/code/parrot-groundsdk/./products/olympe/linux/env/shell</text:p>
      <text:p text:style-name="P8"/>
      <text:p text:style-name="P8"/>
      <text:p text:style-name="P8"/>
      <text:p text:style-name="P8"><text:a xlink:type="simple" xlink:href="https://forum.developer.parrot.com/t/use-olympe-from-a-ros-program/10009" text:style-name="Internet_20_link" text:visited-style-name="Visited_20_Internet_20_Link">https://forum.developer.parrot.com/t/use-olympe-from-a-ros-program/10009</text:a></text:p>
      <text:p text:style-name="P8"><text:a xlink:type="simple" xlink:href="http://wiki.ros.org/vicon_bridge" text:style-name="Internet_20_link" text:visited-style-name="Visited_20_Internet_20_Link">http://wiki.ros.org/vicon_bridge</text:a></text:p>
      <text:p text:style-name="P8"/>
      <text:p text:style-name="P8"/>
      <text:p text:style-name="P8"/>
      <text:p text:style-name="P8"/>
      <text:p text:style-name="P8"/>
      <text:p text:style-name="P6"><text:soft-page-break/>Multiple Drones</text:p>
      <text:p text:style-name="P6"/>
      <text:p text:style-name="P12"><text:span text:style-name="T4">sphinx /opt/parrot-sphinx/usr/share/sphinx/drones/</text:span><text:span text:style-name="T5">anafi</text:span><text:span text:style-name="T4">.drone</text:span></text:p>
      <text:p text:style-name="P12"><text:span text:style-name="T4">/opt/parrot-sphinx/usr/share/sphinx/drones/</text:span><text:span text:style-name="T5">anafi</text:span><text:span text:style-name="T4">.drone::name=other::stolen_interface=</text:span></text:p>
      <text:p text:style-name="P8"/>
      <text:p text:style-name="P8"/>
      <text:p text:style-name="P12">sphinx /opt/parrot-sphinx/usr/share/sphinx/drones/<text:span text:style-name="T6">anafi</text:span>.drone ::firmware=http://plf.parrot.com/sphinx/firmwares/ardrone3/milos_pc/4.4.0/images/ardrone3-milos_pc.ext2.zip</text:p>
      <text:p text:style-name="P12"/>
      <text:p text:style-name="P12"/>
      <text:p text:style-name="P7">Camera Calibration</text:p>
      <text:p text:style-name="P12"/>
      <text:p text:style-name="P12"/>
      <text:p text:style-name="P12">python3 /opt/ros/noetic/lib/camera_calibration/cameracalibrator.py --size 8x6 --square 0.027 image:=/frames camera:=/camera --no</text:p>
      <text:p text:style-name="P12"/>
      <text:p text:style-name="P12">python3 /opt/ros/noetic/lib/camera_calibration/cameracalibrator.py --size 8x6 --square 0.027 image:=/frames camera:=/camera –no</text:p>
      <text:p text:style-name="P12"/>
      <text:p text:style-name="P12">python3 /opt/ros/noetic/lib/camera_calibration/cameracalibrator.py --size 8x6 --square 0.027 image:=/anafi/frames camera:=/camera --no</text:p>
      <text:p text:style-name="P12"/>
      <text:p text:style-name="P12">rosrun camera_calibration cameracalibrator.py --size 8x6 --square 0.027 image:=/bebop/image_raw </text:p>
      <text:p text:style-name="P12"/>
      <text:p text:style-name="P12"/>
      <text:p text:style-name="P3">GITLAB and SSH</text:p>
      <text:p text:style-name="P13"/>
      <text:p text:style-name="P13">ssh-keygen</text:p>
      <text:p text:style-name="P13"/>
      <text:p text:style-name="P12">cat /home/bluesky/.ssh/id_rsa.pub </text:p>
      <text:p text:style-name="P12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1:31:12.478196421</meta:creation-date>
    <dc:date>2023-06-14T13:09:40.824607288</dc:date>
    <meta:editing-duration>PT2H52M3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150" meta:character-count="1906" meta:non-whitespace-character-count="1778"/>
  </office:meta>
</office:document-meta>
</file>